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s clés de base" table:style-name="ta1">
        <table:table-column table:style-name="co1" table:default-cell-style-name="Default"/>
        <table:table-row table:style-name="ro1">
          <table:table-cell office:value-type="string" calcext:value-type="string">
            <text:p>institut de beauté</text:p>
          </table:table-cell>
        </table:table-row>
        <table:table-row table:style-name="ro1">
          <table:table-cell office:value-type="string" calcext:value-type="string">
            <text:p>salon de beauté</text:p>
          </table:table-cell>
        </table:table-row>
        <table:table-row table:style-name="ro1">
          <table:table-cell office:value-type="string" calcext:value-type="string">
            <text:p>esthéticienne</text:p>
          </table:table-cell>
        </table:table-row>
        <table:table-row table:style-name="ro1">
          <table:table-cell office:value-type="string" calcext:value-type="string">
            <text:p>manucure</text:p>
          </table:table-cell>
        </table:table-row>
        <table:table-row table:style-name="ro1">
          <table:table-cell office:value-type="string" calcext:value-type="string">
            <text:p>soin visage</text:p>
          </table:table-cell>
        </table:table-row>
        <table:table-row table:style-name="ro1">
          <table:table-cell office:value-type="string" calcext:value-type="string">
            <text:p>soin du corps</text:p>
          </table:table-cell>
        </table:table-row>
        <table:table-row table:style-name="ro1">
          <table:table-cell office:value-type="string" calcext:value-type="string">
            <text:p>onglerie</text:p>
          </table:table-cell>
        </table:table-row>
        <table:table-row table:style-name="ro1">
          <table:table-cell office:value-type="string" calcext:value-type="string">
            <text:p>épilation</text:p>
          </table:table-cell>
        </table:table-row>
        <table:table-row table:style-name="ro1">
          <table:table-cell office:value-type="string" calcext:value-type="string">
            <text:p>maquillage</text:p>
          </table:table-cell>
        </table:table-row>
        <table:table-row table:style-name="ro1">
          <table:table-cell office:value-type="string" calcext:value-type="string">
            <text:p>cosmétique bio</text:p>
          </table:table-cell>
        </table:table-row>
        <table:table-row table:style-name="ro1">
          <table:table-cell office:value-type="string" calcext:value-type="string">
            <text:p>vallée verte</text:p>
          </table:table-cell>
        </table:table-row>
        <table:table-row table:style-name="ro1">
          <table:table-cell office:value-type="string" calcext:value-type="string">
            <text:p>bogève</text:p>
          </table:table-cell>
        </table:table-row>
        <table:table-row table:style-name="ro1">
          <table:table-cell office:value-type="string" calcext:value-type="string">
            <text:p>Bien-etre</text:p>
          </table:table-cell>
        </table:table-row>
      </table:table>
      <table:table table:name="concurence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office:value-type="string" calcext:value-type="string">
            <text:p>&lt;title&gt;Esth&amp;#233;ticienne &amp;#224; domicile institut de beaut&amp;#233; Bons en Chablais&lt;/title&gt;</text:p>
            <text:p>&lt;meta name="description" content="Esth&amp;#233;ticienne institut de beaut&amp;#233; &amp;#224; domicile Bons en Chablais. Soins visage et corps BIO, massage bien-&amp;#234;tre, &amp;#233;pilations, vernis semi-permanent OPI, beaut&amp;#233; des mains et pieds,maquillage." /&gt;</text:p>
            <text:p>&lt;meta name="keywords" content="Esth&amp;#233;ticienne institut de beaut&amp;#233; &amp;#224; domicile Bons en Chablais" /&gt;</text:p>
            <text:p>&lt;meta name="robots" content="index, follow, all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meta name="description" content="Loresthetique à Bons-en-Chablais, votre esthéticienne professionnelle est à votre disposition pour s’occuper de vous. Elle vous propose des soins corporels, des soins pour visage, maquillage, pédicure…"&gt;</text:p>
          </table:table-cell>
        </table:table-row>
        <table:table-row table:style-name="ro1" table:number-rows-repeated="2">
          <table:table-cell/>
        </table:table-row>
        <table:table-row table:style-name="ro3">
          <table:table-cell office:value-type="string" calcext:value-type="string">
            <text:p>&lt;!--seo_insere--&gt;&lt;meta name="description" content="Institut de beaut&amp;#233; et de bien-&amp;#234;tre &amp;#224; Evian, proche de Gen&amp;#232;ve en Haute-Savoie. Sp&amp;#233;cialiste du bien-&amp;#234;tre et du SPA haute gamme dans une ambiance cosy." /&gt;</text:p>
            <text:p>&lt;meta name="keywords" content="Institut de beaut&amp;#233; Evian, institut de beaut&amp;#233; Thonon, Institut de beaut&amp;#233; Perrignier, Institut de beaut&amp;#233; Annemasse, Institut de beaut&amp;#233; G&amp;#233;n&amp;#232;ve, Spa Evian, Spa Gen&amp;#232;ve, Spa Thonon, Spa Douvaine, Spa Annemasse, Bien-&amp;#234;tre Thonon, Bien-&amp;#234;tre Evian, Bien-&amp;#234;tre Annemasse, Bien-&amp;#234;tre Perrignier, Bien-&amp;#234;tre Douvaine, Espace privatis&amp;#233; Evian, Espace privatis&amp;#233; Thonon, Espace privatis&amp;#233; Annemasse, Espace privatis&amp;#233; Gen&amp;#232;ve, Espace privatis&amp;#233; Haute-Savoie anniversaire, Espace privatis&amp;#233; Haute-Savoie Enterrement de vie" /&gt;</text:p>
            <text:p>&lt;meta name="copyright" content="O Coeur des Sens" /&gt;</text:p>
            <text:p>&lt;meta name="author" content="O Coeur des Sens" /&gt;</text:p>
            <text:p>&lt;meta name="robots" content="INDEX, FOLLOW" /&gt;&lt;/head&gt;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&lt;!--seo_insere--&gt;&lt;meta name="keywords" content="Institut de beaut&amp;#233; Evian, institut de beaut&amp;#233; Thonon, Institut de beaut&amp;#233; Perrignier, Institut de beaut&amp;#233; Annemasse, Institut de beaut&amp;#233; G&amp;#233;n&amp;#232;ve, Spa Evian, Spa Gen&amp;#232;ve, Spa Thonon, Spa Douvaine, Spa Annemasse, Bien-&amp;#234;tre Thonon, Bien-&amp;#234;tre Evian, Bien-&amp;#234;tre Annemasse, Bien-&amp;#234;tre Perrignier, Bien-&amp;#234;tre Douvaine, Espace privatis&amp;#233; Evian, Espace privatis&amp;#233; Thonon, Espace privatis&amp;#233; Annemasse, Espace privatis&amp;#233; Gen&amp;#232;ve, Espace privatis&amp;#233; Haute-Savoie anniversaire, Espace privatis&amp;#233; Haute-Savoie Enterrement de vie" /&gt;</text:p>
            <text:p>&lt;meta name="copyright" content="O Coeur des Sens" /&gt;</text:p>
            <text:p>&lt;meta name="author" content="O Coeur des Sens" /&gt;</text:p>
            <text:p>&lt;meta name="robots" content="INDEX, FOLLOW" /&gt;&lt;/head&gt;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1:28:07.70412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1:27:07.770120273</meta:creation-date>
    <meta:generator>LibreOffice/6.4.6.2$Linux_X86_64 LibreOffice_project/40$Build-2</meta:generator>
    <dc:date>2021-01-28T17:51:50.194638543</dc:date>
    <meta:editing-duration>PT6H12M50S</meta:editing-duration>
    <meta:editing-cycles>3</meta:editing-cycles>
    <meta:document-statistic meta:table-count="2" meta:cell-count="17" meta:object-count="0"/>
  </office:meta>
</office:document-meta>
</file>